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524cm" svg:x="8.874cm" svg:y="3.41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413cm" svg:height="1.651cm" svg:x="2.016cm" svg:y="9.128cm">
          <text:p text:style-name="P1"><text:span text:style-name="T2">Draft</text:span></text:p>
          <text:p text:style-name="P1"><text:span text:style-name="T2">My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.175cm" svg:x2="3.223cm" svg:y2="9.128cm" draw:start-shape="id1" draw:start-glue-point="6" draw:end-shape="id2" draw:end-glue-point="4" svg:d="M8874 4175c-3768 0-5651 1651-5651 4953" svg:viewBox="0 0 5652 4954">
          <text:p/>
        </draw:connector>
        <draw:frame draw:style-name="gr4" draw:text-style-name="P4" draw:layer="layout" svg:width="5.997cm" svg:height="0.962cm" svg:x="1.254cm" svg:y="1.381cm">
          <draw:text-box>
            <text:p>Tally State Diagram</text:p>
          </draw:text-box>
        </draw:frame>
        <draw:custom-shape draw:style-name="gr2" draw:text-style-name="P2" xml:id="id3" draw:id="id3" draw:layer="layout" svg:width="2.413cm" svg:height="1.651cm" svg:x="9.128cm" svg:y="14.589cm">
          <text:p text:style-name="P1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3.223cm" svg:y1="10.779cm" svg:x2="9.128cm" svg:y2="15.415cm" draw:start-shape="id2" draw:start-glue-point="8" draw:end-shape="id3" draw:end-glue-point="6" svg:d="M3223 10779c0 3091 1968 4636 5905 4636" svg:viewBox="0 0 5906 4637">
          <text:p/>
        </draw:connector>
        <draw:custom-shape draw:style-name="gr2" draw:text-style-name="P2" xml:id="id4" draw:id="id4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13cm" svg:height="1.651cm" svg:x="9.128cm" svg:y="20.304cm">
          <text:p text:style-name="P1"><text:span text:style-name="T2">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508cm" svg:y="4.048cm">
          <text:p text:style-name="P1"><text:span text:style-name="T3">Receive signed,</text:span></text:p>
          <text:p text:style-name="P1"><text:span text:style-name="T3">Proposed tally</text:span></text:p>
          <text:p text:style-name="P1"><text:span text:style-name="T3">---------------------------</text:span></text:p>
          <text:p text:style-name="P1"><text:span text:style-name="T3">Store draf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cm" svg:y="13.065cm">
          <text:p text:style-name="P1"><text:span text:style-name="T3">My user signs</text:span></text:p>
          <text:p text:style-name="P1"><text:span text:style-name="T3">---------------------------</text:span></text:p>
          <text:p text:style-name="P1"><text:span text:style-name="T3">Store signature</text:span></text:p>
          <text:p text:style-name="P1"><text:span text:style-name="T3">Send sig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4.429cm" svg:y1="9.954cm" svg:x2="10.208cm" svg:y2="4.937cm" draw:start-shape="id2" draw:start-glue-point="10" draw:end-shape="id1" draw:end-glue-point="8" svg:d="M4429 9954c3853 0 5779-1672 5779-5017" svg:viewBox="0 0 5780 5018">
          <text:p/>
        </draw:connector>
        <draw:custom-shape draw:style-name="gr5" draw:text-style-name="P5" draw:layer="layout" svg:width="4.953cm" svg:height="2.286cm" svg:x="4.81cm" svg:y="7.35cm">
          <text:p text:style-name="P1"><text:span text:style-name="T3">My user cancels</text:span></text:p>
          <text:p text:style-name="P1"><text:span text:style-name="T3">---------------------------</text:span></text:p>
          <text:p text:style-name="P1"><text:span text:style-name="T3">Delete draft,</text:span></text:p>
          <text:p text:style-name="P1"><text:span text:style-name="T3">Notify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1.541cm" svg:y1="4.175cm" svg:x2="17.955cm" svg:y2="9.763cm" draw:start-shape="id1" draw:start-glue-point="10" draw:end-shape="id4" draw:end-glue-point="4" svg:d="M11541 4175c4276 0 6414 1862 6414 5588" svg:viewBox="0 0 6415 5589">
          <text:p/>
        </draw:connector>
        <draw:custom-shape draw:style-name="gr5" draw:text-style-name="P5" draw:layer="layout" svg:width="4.953cm" svg:height="2.286cm" svg:x="14.843cm" svg:y="3.413cm">
          <text:p text:style-name="P1"><text:span text:style-name="T3">User invite to tally</text:span></text:p>
          <text:p text:style-name="P1"><text:span text:style-name="T3">Attach user signature</text:span></text:p>
          <text:p text:style-name="P1"><text:span text:style-name="T3">---------------------------</text:span></text:p>
          <text:p text:style-name="P1"><text:span text:style-name="T3">Store preferred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7.955cm" svg:y1="11.414cm" svg:x2="11.541cm" svg:y2="15.415cm" draw:start-shape="id4" draw:start-glue-point="8" draw:end-shape="id3" draw:end-glue-point="10" svg:d="M17955 11414c0 2668-2138 4001-6414 4001" svg:viewBox="0 0 6415 4002">
          <text:p/>
        </draw:connector>
        <draw:custom-shape draw:style-name="gr5" draw:text-style-name="P5" draw:layer="layout" svg:width="4.953cm" svg:height="2.286cm" svg:x="13.954cm" svg:y="13.446cm">
          <text:p text:style-name="P1"><text:span text:style-name="T3">Get partner signature</text:span></text:p>
          <text:p text:style-name="P1"><text:span text:style-name="T3">Attach it</text:span></text:p>
          <text:p text:style-name="P1"><text:span text:style-name="T3">---------------------------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6.748cm" svg:y1="10.589cm" svg:x2="10.208cm" svg:y2="4.937cm" draw:start-shape="id4" draw:start-glue-point="6" draw:end-shape="id1" draw:end-glue-point="8" svg:d="M16748 10589c-4360 0-6540-1884-6540-5652" svg:viewBox="0 0 6541 5653">
          <text:p/>
        </draw:connector>
        <draw:custom-shape draw:style-name="gr5" draw:text-style-name="P5" draw:layer="layout" svg:width="4.953cm" svg:height="2.286cm" svg:x="10.779cm" svg:y="7.223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draf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draw:line-skew="-2.202cm 2.128cm" svg:x1="11.188cm" svg:y1="15.999cm" svg:x2="11.541cm" svg:y2="21.13cm" draw:start-shape="id3" draw:start-glue-point="9" draw:end-shape="id5" draw:end-glue-point="10" svg:d="M11188 15999c0 106 1491 87 2565 1344s1731 3787-2212 3787" svg:viewBox="0 0 3389 5132">
          <text:p/>
        </draw:connector>
        <draw:connector draw:style-name="gr3" draw:text-style-name="P3" draw:layer="layout" draw:type="curve" draw:line-skew="-2.122cm -1.977cm" svg:x1="9.481cm" svg:y1="15.999cm" svg:x2="9.128cm" svg:y2="21.13cm" draw:start-shape="id3" draw:start-glue-point="7" draw:end-shape="id5" draw:end-glue-point="6" svg:d="M9481 15999c0 226-1416 187-2434 1414s-1637 3717 2081 3717" svg:viewBox="0 0 3215 5132">
          <text:p/>
        </draw:connector>
        <draw:custom-shape draw:style-name="gr5" draw:text-style-name="P5" draw:layer="layout" svg:width="4.953cm" svg:height="2.286cm" svg:x="2.524cm" svg:y="18.018cm">
          <text:p text:style-name="P1"><text:span text:style-name="T3">Got close request</text:span></text:p>
          <text:p text:style-name="P1"><text:span text:style-name="T3">From partner</text:span></text:p>
          <text:p text:style-name="P1"><text:span text:style-name="T3">---------------------------</text:span></text:p>
          <text:p text:style-name="P1"><text:span text:style-name="T3">Set cr/dr to zero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2.303cm" svg:y="17.637cm">
          <text:p text:style-name="P1"><text:span text:style-name="T3">User close request</text:span></text:p>
          <text:p text:style-name="P1"><text:span text:style-name="T3">---------------------------</text:span></text:p>
          <text:p text:style-name="P1"><text:span text:style-name="T3">Set cr/dr to zero</text:span></text:p>
          <text:p text:style-name="P1"><text:span text:style-name="T3">Notify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02T17:03:17.544737414</dc:date>
    <meta:editing-duration>PT34M30S</meta:editing-duration>
    <meta:editing-cycles>5</meta:editing-cycles>
    <meta:generator>LibreOffice/5.4.6.2$MacOSX_X86_64 LibreOffice_project/4014ce260a04f1026ba855d3b8d91541c224eab8</meta:generator>
    <meta:document-statistic meta:object-count="22"/>
  </office:meta>
</office:document-meta>
</file>